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ton" svg:font-family="Anto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Anton" fo:font-size="22pt" fo:font-weight="bold" officeooo:rsid="001d0567" officeooo:paragraph-rsid="0004e79f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nton" fo:font-size="16pt" fo:font-weight="bold" officeooo:rsid="001d0567" officeooo:paragraph-rsid="0004e79f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nton" fo:font-size="16pt" fo:font-weight="normal" officeooo:rsid="001d0567" officeooo:paragraph-rsid="0004e79f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Anton" fo:font-size="16pt" fo:font-weight="normal" officeooo:rsid="001d0567" officeooo:paragraph-rsid="0004e79f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Anton" fo:font-size="22pt" fo:font-weight="bold" officeooo:rsid="001f2b31" officeooo:paragraph-rsid="0004e79f" style:font-size-asian="19.25pt" style:font-weight-asian="bold" style:font-size-complex="22pt" style:font-weight-complex="bold"/>
    </style:style>
    <style:style style:name="P6" style:family="paragraph" style:parent-style-name="Standard">
      <style:text-properties style:font-name="Anton" fo:font-size="16pt" fo:font-weight="bold" officeooo:rsid="001f2b31" officeooo:paragraph-rsid="0004e79f" style:font-size-asian="14pt" style:font-weight-asian="bold" style:font-size-complex="16pt" style:font-weight-complex="bold"/>
    </style:style>
    <style:style style:name="P7" style:family="paragraph" style:parent-style-name="Standard">
      <style:text-properties style:font-name="Anton" fo:font-size="16pt" fo:font-weight="bold" officeooo:rsid="00215a74" officeooo:paragraph-rsid="0004e79f" style:font-size-asian="14pt" style:font-weight-asian="bold" style:font-size-complex="16pt" style:font-weight-complex="bold"/>
    </style:style>
    <style:style style:name="P8" style:family="paragraph" style:parent-style-name="Standard">
      <style:text-properties style:font-name="Anton" fo:font-size="16pt" fo:font-weight="normal" officeooo:rsid="00215a74" officeooo:paragraph-rsid="0004e79f" style:font-size-asian="14pt" style:font-weight-asian="normal" style:font-size-complex="16pt" style:font-weight-complex="normal"/>
    </style:style>
    <style:style style:name="P9" style:family="paragraph" style:parent-style-name="Standard">
      <style:text-properties style:font-name="Anton" fo:font-size="22pt" fo:font-weight="bold" officeooo:rsid="00225a73" officeooo:paragraph-rsid="0004e79f" style:font-size-asian="19.25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2b31"/>
    </style:style>
    <style:style style:name="T4" style:family="text">
      <style:text-properties officeooo:rsid="001fea08"/>
    </style:style>
    <style:style style:name="T5" style:family="text">
      <style:text-properties fo:font-weight="normal" officeooo:rsid="00215a74" style:font-weight-asian="normal" style:font-weight-complex="normal"/>
    </style:style>
    <style:style style:name="T6" style:family="text">
      <style:text-properties fo:font-weight="normal" officeooo:rsid="00225a73" style:font-weight-asian="normal" style:font-weight-complex="normal"/>
    </style:style>
    <style:style style:name="T7" style:family="text">
      <style:text-properties officeooo:rsid="00225a73"/>
    </style:style>
    <style:style style:name="T8" style:family="text">
      <style:text-properties fo:color="#f4a8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i:</text:p>
      <text:p text:style-name="P2"><text:span text:style-name="T1">-</text:span> <text:span text:style-name="T1">Partecipanti</text:span></text:p>
      <text:p text:style-name="P3">- Work product</text:p>
      <text:p text:style-name="P3">- Tasks</text:p>
      <text:p text:style-name="P3">- Schedule</text:p>
      <text:p text:style-name="P3"/>
      <text:p text:style-name="P1"/>
      <text:p text:style-name="P1">Fasi: </text:p>
      <text:p text:style-name="P4"/>
      <text:p text:style-name="P4">- <text:span text:style-name="T2">Project definition phase</text:span>: <text:span text:style-name="T3">cliente, software architect e project <text:tab/>manager coinvolti fanno: RAD</text:span></text:p>
      <text:p text:style-name="P4"/>
      <text:p text:style-name="P4">- <text:span text:style-name="T2">Project start phase</text:span>: <text:span text:style-name="T3">assegnazione ruoli project manager e <text:tab/>scadenze</text:span></text:p>
      <text:p text:style-name="P4"/>
      <text:p text:style-name="P4">- <text:span text:style-name="T2">Project constant phase</text:span>: <text:span text:style-name="T3">fase di sviluppo fino alla consegna</text:span></text:p>
      <text:p text:style-name="P4"/>
      <text:p text:style-name="P4">- <text:span text:style-name="T2">Project end phase</text:span>: <text:span text:style-name="T3">consegna progetto.</text:span></text:p>
      <text:p text:style-name="P4"/>
      <text:p text:style-name="P5"/>
      <text:p text:style-name="P5">Modello ciclo di vita dello sviluppo del progetto:</text:p>
      <text:p text:style-name="P6"/>
      <text:p text:style-name="P6">- <text:span text:style-name="T4">Modello adottato: </text:span><text:span text:style-name="T5">iterativo incrementale, </text:span><text:span text:style-name="T6">ogni volta creiamo uno work product di una fase e man mano che creiamo gli altri andremo <text:tab/>a migliorare I precedenti in modo incrementale</text:span></text:p>
      <text:p text:style-name="P7"/>
      <text:p text:style-name="P7">- Fasi:</text:p>
      <text:p text:style-name="P8"><text:tab/> <text:s text:c="3"/>- Studio fattibilità</text:p>
      <text:p text:style-name="P8"><text:tab/> <text:s text:c="3"/>- Analisi requisiti</text:p>
      <text:p text:style-name="P8"><text:soft-page-break/><text:tab/> <text:s text:c="3"/>- <text:span text:style-name="T7">Progettazione</text:span></text:p>
      <text:p text:style-name="P8"><text:tab/> <text:s text:c="3"/>- <text:span text:style-name="T7">Sviluppo e test delle varie unità</text:span></text:p>
      <text:p text:style-name="P8"><text:tab/> <text:s text:c="3"/>- <text:span text:style-name="T7">test d’integrazione</text:span></text:p>
      <text:p text:style-name="P8"><text:tab/> <text:s text:c="3"/>- <text:span text:style-name="T7">rilascio</text:span></text:p>
      <text:p text:style-name="P8"><text:tab/> <text:s text:c="3"/>- <text:span text:style-name="T7">manutenzione</text:span></text:p>
      <text:p text:style-name="P8"/>
      <text:p text:style-name="P9"/>
      <text:p text:style-name="P9">Comunicazione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ton" svg:font-family="Anto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9:54:52.416550920</meta:creation-date>
    <meta:editing-duration>PT18S</meta:editing-duration>
    <meta:editing-cycles>2</meta:editing-cycles>
    <meta:generator>LibreOffice/25.8.2.2$Linux_X86_64 LibreOffice_project/580$Build-2</meta:generator>
    <dc:date>2025-11-10T19:55:09.306536586</dc:date>
    <meta:document-statistic meta:table-count="0" meta:image-count="0" meta:object-count="0" meta:page-count="2" meta:paragraph-count="21" meta:word-count="112" meta:character-count="745" meta:non-whitespace-character-count="615"/>
  </office:meta>
</office:document-meta>
</file>